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orted By Open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6T15:24:00</meta:creation-date>
    <meta:document-statistic meta:table-count="0" meta:image-count="0" meta:object-count="0" meta:page-count="1" meta:paragraph-count="1" meta:word-count="3" meta:character-count="22"/>
    <dc:date>2012-09-06T15:24:38</dc:date>
    <meta:editing-duration>PT38S</meta:editing-duration>
    <meta:editing-cycles>1</meta:editing-cycles>
    <meta:generator>OpenOffice.org/3.5$Unix OpenOffice.org_project/350m1$Build-9610</meta:generator>
  </office:meta>
</office:document-meta>
</file>